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 svg:font-family="" style:font-family-generic="roman"/>
    <style:font-face style:name="Arial1" svg:font-family="Arial" style:font-family-generic="swiss"/>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tandard-title">
      <style:graphic-properties draw:auto-grow-height="true"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29cm"/>
    </style:style>
    <style:style style:name="P1" style:family="paragraph">
      <style:paragraph-properties fo:text-align="start"/>
    </style:style>
    <style:style style:name="P2" style:family="paragraph">
      <loext:graphic-properties draw:fill-color="#ffffff"/>
    </style:style>
    <style:style style:name="T1"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text-position="19% 58%" style:font-name="Liberation Sans" fo:font-size="16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Présentation du site et de sa charte graphique</text:p>
          </draw:text-box>
        </draw:frame>
        <draw:frame presentation:style-name="pr2" draw:text-style-name="P2" draw:layer="layout" svg:width="25.199cm" svg:height="12.179cm" svg:x="1.4cm" svg:y="4.914cm" presentation:class="subtitle" presentation:user-transformed="true">
          <draw:text-box>
            <text:p text:style-name="P1">Le site est composé de :</text:p>
            <text:p text:style-name="P1">6 pages HTML <text:s/>7 pages PHP et d'une page CSS</text:p>
            <text:p text:style-name="P1">La charte graphique est composée de :</text:p>
            <text:p text:style-name="P1">1 CSS : règle body, titre, tableau, table et formulaire</text:p>
            <text:p text:style-name="P1">2 Include : règle le pied de page et les paramètres de connexion à la base de données</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layer="layout" svg:width="25.199cm" svg:height="3.506cm" svg:x="1.4cm" svg:y="0.837cm" presentation:class="title">
          <draw:text-box>
            <text:p>Les catalogues et le panier</text:p>
          </draw:text-box>
        </draw:frame>
        <draw:frame presentation:style-name="pr4" draw:layer="layout" svg:width="25.199cm" svg:height="12.179cm" svg:x="1.4cm" svg:y="4.914cm" presentation:class="outline" presentation:user-transformed="true">
          <draw:text-box>
            <text:list text:style-name="L3">
              <text:list-item>
                <text:p>Nous pouvons afficher l'ensemble des jeux.</text:p>
              </text:list-item>
              <text:list-item>
                <text:p>Nous pouvons faire une recherche par âge des joueurs et noms des jeux.</text:p>
              </text:list-item>
              <text:list-item>
                <text:p>Nous pouvons ajouter des jeux dans le Panier en cochant.</text:p>
              </text:list-item>
              <text:list-item>
                <text:p>Nous avons modifié la base Jeux et Panier pour réaliser cela.</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layer="layout" svg:width="25.199cm" svg:height="3.506cm" svg:x="1.4cm" svg:y="0.837cm" presentation:class="title">
          <draw:text-box>
            <text:p>Les comptes membres et le stock</text:p>
          </draw:text-box>
        </draw:frame>
        <draw:frame presentation:style-name="pr4" draw:layer="layout" svg:width="25.199cm" svg:height="12.179cm" svg:x="1.4cm" svg:y="4.914cm" presentation:class="outline" presentation:user-transformed="true">
          <draw:text-box>
            <text:list text:style-name="L3">
              <text:list-item>
                <text:p>Nous avons créé la table User.</text:p>
              </text:list-item>
              <text:list-item>
                <text:p>Nous avons modifié la table JeuxLudothèque.</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Répartition des tâches et difficultés rencontrées</text:p>
          </draw:text-box>
        </draw:frame>
        <draw:frame presentation:style-name="pr4" draw:layer="layout" svg:width="25.199cm" svg:height="12.179cm" svg:x="1.4cm" svg:y="4.914cm" presentation:class="outline">
          <draw:text-box>
            <text:list text:style-name="L3">
              <text:list-item>
                <text:p><text:span text:style-name="T1">Weibin s'est occupé de la partie CSS du site Web et de la page PHP du premier catalogue ainsi que de celle de l'accès aux comptes utilisateur et de l'inscription des nouveaux utilisateurs.</text:span></text:p>
              </text:list-item>
              <text:list-item>
                <text:p><text:span text:style-name="T1">Alexandre s'est occupé de la création des pages HTML et de leurs liens, ainsi que de la page PHP deuxième</text:span><text:span text:style-name="T2"> </text:span><text:span text:style-name="T1"><text:s/>catalogue et celle de la gestion du panier.</text:span></text:p>
              </text:list-item>
              <text:list-item>
                <text:p><text:span text:style-name="T1">Nous avons travaillé en commun pour la définition d'ensemble du site et sur les problèmes d'accès à la base de données.</text:span></text:p>
              </text:list-item>
              <text:list-item>
                <text:p><text:span text:style-name="T1">Nous avons rencontré des problèmes dans l'implantation du PHP, l'utilisation de GitHub et la connexion à la base de données. Pour trouver une solution à ces différents difficultés, nous avons reçu les conseils de différents collègues et professeurs, ainsi que d'exemple pris sur Internet ou dans le cours.</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F" svg:font-family="" style:font-family-generic="roman"/>
    <style:font-face style:name="Arial1" svg:font-family="Arial" style:font-family-generic="swiss"/>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Deep_20_Blue" draw:display-name="Deep Blue" draw:style="linear" draw:start-color="#204a87" draw:end-color="#729fcf" draw:start-intensity="100%" draw:end-intensity="100%" draw:angle="1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Arial" style:font-family-asian="Arial"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Arial" style:font-family-asian="Arial"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Arial" style:font-family-asian="Arial"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Arial" style:font-family-asian="Arial"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Arial1" style:font-family-asian="Arial" style:font-family-generic-asian="swiss"/>
    </style:style>
    <style:style style:name="Légende" style:family="graphic">
      <style:paragraph-properties fo:margin-top="0.374cm" fo:margin-bottom="0.374cm" style:text-autospace="none"/>
      <style:text-properties fo:font-style="italic" style:font-name-asian="Arial1" style:font-family-asian="Arial"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Arial1" style:font-family-asian="Arial" style:font-family-generic-asian="swiss"/>
    </style:style>
    <style:style style:name="Standard-background" style:family="presentation">
      <style:graphic-properties draw:stroke="none" draw:fill="gradient" draw:fill-gradient-name="Deep_20_Blue"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Deep_20_Blu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auto-grow-width="true" fo:min-height="0.935cm" fo:min-width="2.955cm"/>
    </style:style>
    <style:style style:name="Mgr4" style:family="graphic" style:parent-style-name="standard">
      <style:graphic-properties draw:stroke="none" draw:fill="none" draw:fill-color="#ffffff" draw:auto-grow-width="true" fo:min-height="0.935cm" fo:min-width="0.212cm"/>
    </style:style>
    <style:style style:name="Mgr5" style:family="graphic" style:parent-style-name="standard">
      <style:graphic-properties draw:stroke="none" draw:fill="none" fo:min-height="1.086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fffff"/>
    </style:style>
    <style:style style:name="MP8" style:family="paragraph">
      <loext:graphic-properties draw:fill="none"/>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L2 SPI 2015-2016</text:p>
          <text:p text:style-name="MP1">Université du Maine</text:p>
        </draw:text-box>
      </draw:frame>
      <draw:frame presentation:style-name="Mpr1" draw:text-style-name="MP6" draw:layer="backgroundobjects" svg:width="8.875cm" svg:height="1.448cm" svg:x="9.576cm" svg:y="19.131cm" presentation:class="footer">
        <draw:text-box>
          <text:p text:style-name="MP5">Site Web dynamique </text:p>
          <text:p text:style-name="MP5">Eludothèque</text:p>
        </draw:text-box>
      </draw:frame>
      <draw:frame draw:style-name="Mgr3" draw:text-style-name="MP7" draw:layer="backgroundobjects" svg:width="3.455cm" svg:height="1.185cm" svg:x="13.745cm" svg:y="13.166cm">
        <draw:text-box>
          <text:p><text:author-name text:fixed="false"> </text:author-name></text:p>
        </draw:text-box>
      </draw:frame>
      <draw:frame draw:style-name="Mgr4" draw:text-style-name="MP7" draw:layer="backgroundobjects" svg:width="0.712cm" svg:height="1.185cm" svg:x="13.745cm" svg:y="13.166cm">
        <draw:text-box>
          <text:p><text:author-name text:fixed="false"> </text:author-name></text:p>
        </draw:text-box>
      </draw:frame>
      <draw:frame draw:style-name="Mgr5" draw:text-style-name="MP8" draw:layer="backgroundobjects" svg:width="3.766cm" svg:height="1.336cm" svg:x="21.234cm" svg:y="19.2cm">
        <draw:text-box>
          <text:p text:style-name="MP1">Weibin Wang</text:p>
          <text:p text:style-name="MP1">Alexandre Tabot</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29T10:46:31.904000000</meta:creation-date>
    <dc:date>2015-11-29T11:42:43.980000000</dc:date>
    <meta:editing-duration>PT8M49S</meta:editing-duration>
    <meta:editing-cycles>1</meta:editing-cycles>
    <meta:document-statistic meta:object-count="39"/>
    <meta:generator>LibreOffice/4.4.6.3$Windows_x86 LibreOffice_project/e8938fd3328e95dcf59dd64e7facd2c7d67c704d</meta:generator>
  </office:meta>
</office:document-meta>
</file>